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objectwithoutfill">
      <style:graphic-properties svg:stroke-width="0.152cm" svg:stroke-color="#000000" draw:marker-start-width="0.427cm" draw:marker-end-width="0.427cm" draw:fill="solid" draw:fill-color="#333333" draw:textarea-horizontal-align="center" draw:textarea-vertical-align="middle" fo:padding-top="0.2cm" fo:padding-bottom="0.2cm" fo:padding-left="0.325cm" fo:padding-right="0.325cm"/>
    </style:style>
    <style:style style:name="gr2" style:family="graphic" style:parent-style-name="objectwithoutfill">
      <style:graphic-properties svg:stroke-width="0.152cm" svg:stroke-color="#000000" draw:marker-start-width="0.427cm" draw:marker-end-width="0.427cm" draw:fill="solid" draw:fill-color="#ffffff" draw:textarea-horizontal-align="left" draw:textarea-vertical-align="top" fo:padding-top="0.2cm" fo:padding-bottom="0.2cm" fo:padding-left="0.325cm" fo:padding-right="0.325cm"/>
    </style:style>
    <style:style style:name="gr3" style:family="graphic" style:parent-style-name="objectwithoutfill">
      <style:graphic-properties svg:stroke-width="0.152cm" svg:stroke-color="#800000" draw:marker-start-width="0.427cm" draw:marker-end-width="0.427cm" draw:fill="solid" draw:fill-color="#ffffff" draw:textarea-horizontal-align="left" draw:textarea-vertical-align="top" fo:padding-top="0.406cm" fo:padding-bottom="0.2cm" fo:padding-left="0.432cm" fo:padding-right="0.325cm"/>
    </style:style>
    <style:style style:name="gr4" style:family="graphic" style:parent-style-name="standard">
      <style:graphic-properties svg:stroke-width="0.152cm" draw:marker-start-width="0.427cm" draw:marker-end-width="0.427cm" draw:fill="solid" draw:fill-color="#333333" draw:textarea-horizontal-align="right" draw:textarea-vertical-align="bottom" draw:auto-grow-height="false" fo:min-height="0.749cm" fo:min-width="0.499cm" fo:padding-top="0.2cm" fo:padding-bottom="0.2cm" fo:padding-left="0.325cm" fo:padding-right="0.325cm"/>
    </style:style>
    <style:style style:name="gr5" style:family="graphic" style:parent-style-name="standard">
      <style:graphic-properties svg:stroke-width="0.152cm" draw:marker-start-width="0.427cm" draw:marker-end-width="0.427cm" draw:textarea-horizontal-align="right" draw:textarea-vertical-align="bottom" draw:auto-grow-height="false" fo:min-height="0.749cm" fo:min-width="0.499cm" fo:padding-top="0.2cm" fo:padding-bottom="0.2cm" fo:padding-left="0.325cm" fo:padding-right="0.325cm"/>
    </style:style>
    <style:style style:name="gr6" style:family="graphic" style:parent-style-name="standard">
      <style:graphic-properties draw:stroke="none" svg:stroke-width="0.152cm" draw:marker-start-width="0.427cm" draw:marker-end-width="0.427cm" draw:textarea-horizontal-align="justify" draw:textarea-vertical-align="middle" draw:auto-grow-height="false" fo:padding-top="0.2cm" fo:padding-bottom="0.2cm" fo:padding-left="0.325cm" fo:padding-right="0.325cm"/>
    </style:style>
    <style:style style:name="gr7" style:family="graphic" style:parent-style-name="standard">
      <style:graphic-properties draw:stroke="none" svg:stroke-width="0.152cm" svg:stroke-color="#000000" draw:marker-start-width="0.427cm" draw:marker-end-width="0.427cm" draw:fill="none" draw:fill-color="#ffffff" fo:min-height="2.752cm"/>
    </style:style>
    <style:style style:name="gr8" style:family="graphic" style:parent-style-name="objectwithoutfill">
      <style:graphic-properties svg:stroke-width="0.152cm" svg:stroke-color="#800000" draw:marker-start-width="0.427cm" draw:marker-end-width="0.427cm" draw:fill="none" draw:textarea-horizontal-align="center" draw:textarea-vertical-align="middle" fo:padding-top="0.2cm" fo:padding-bottom="0.2cm" fo:padding-left="0.325cm" fo:padding-right="0.325cm"/>
    </style:style>
    <style:style style:name="gr9" style:family="graphic" style:parent-style-name="standard">
      <style:graphic-properties svg:stroke-width="0.152cm" draw:marker-start-width="0.427cm" draw:marker-end-width="0.427cm" draw:textarea-horizontal-align="justify" draw:textarea-vertical-align="middle" draw:auto-grow-height="false" fo:padding-top="0.2cm" fo:padding-bottom="0.2cm" fo:padding-left="0.325cm" fo:padding-right="0.325cm"/>
    </style:style>
    <style:style style:name="gr10" style:family="graphic" style:parent-style-name="standard">
      <style:graphic-properties svg:stroke-width="0.152cm" svg:stroke-color="#800000" draw:marker-start-width="0.427cm" draw:marker-end-width="0.427cm" draw:textarea-horizontal-align="justify" draw:textarea-vertical-align="middle" draw:auto-grow-height="false" fo:padding-top="0.2cm" fo:padding-bottom="0.2cm" fo:padding-left="0.325cm" fo:padding-right="0.325cm"/>
    </style:style>
    <style:style style:name="gr11" style:family="graphic" style:parent-style-name="objectwithoutfill">
      <style:graphic-properties svg:stroke-width="0.254cm" draw:marker-start-width="0.579cm" draw:marker-end-width="0.579cm" draw:fill="none" draw:textarea-horizontal-align="center" draw:textarea-vertical-align="middle" fo:padding-top="0.25cm" fo:padding-bottom="0.25cm" fo:padding-left="0.375cm" fo:padding-right="0.375cm"/>
    </style:style>
    <style:style style:name="gr12" style:family="graphic" style:parent-style-name="objectwithoutfill">
      <style:graphic-properties svg:stroke-width="0.152cm" draw:marker-start-width="0.427cm" draw:marker-end-width="0.427cm" draw:fill="none" draw:textarea-horizontal-align="center" draw:textarea-vertical-align="middle" fo:padding-top="0.2cm" fo:padding-bottom="0.2cm" fo:padding-left="0.325cm" fo:padding-right="0.325cm"/>
    </style:style>
    <style:style style:name="gr13" style:family="graphic" style:parent-style-name="objectwithoutfill">
      <style:graphic-properties svg:stroke-width="0.152cm" svg:stroke-color="#800000" draw:marker-start-width="0.427cm" draw:marker-end-width="0.427cm" draw:fill="none" draw:textarea-horizontal-align="center" draw:textarea-vertical-align="middle" fo:padding-top="0.2cm" fo:padding-bottom="0.2cm" fo:padding-left="0.325cm" fo:padding-right="0.325cm"/>
    </style:style>
    <style:style style:name="gr14" style:family="graphic" style:parent-style-name="objectwithoutfill">
      <style:graphic-properties svg:stroke-width="0.102cm" draw:marker-start-width="0.352cm" draw:marker-end-width="0.352cm" draw:fill="none" draw:textarea-horizontal-align="center" draw:textarea-vertical-align="middle" fo:padding-top="0.175cm" fo:padding-bottom="0.175cm" fo:padding-left="0.3cm" fo:padding-right="0.3cm"/>
    </style:style>
    <style:style style:name="gr15" style:family="graphic" style:parent-style-name="standard">
      <style:graphic-properties draw:stroke="none" draw:fill="none" fo:min-height="1.408cm"/>
    </style:style>
    <style:style style:name="gr16" style:family="graphic" style:parent-style-name="standard">
      <style:graphic-properties draw:stroke="none" draw:fill="none" fo:min-height="1.141cm"/>
    </style:style>
    <style:style style:name="gr17" style:family="graphic" style:parent-style-name="objectwithoutfill">
      <style:graphic-properties svg:stroke-width="0.203cm" draw:marker-start-width="0.503cm" draw:marker-end-width="0.503cm" draw:fill="none" draw:textarea-horizontal-align="center" draw:textarea-vertical-align="middle" fo:padding-top="0.225cm" fo:padding-bottom="0.225cm" fo:padding-left="0.35cm" fo:padding-right="0.35cm"/>
    </style:style>
    <style:style style:name="gr18" style:family="graphic" style:parent-style-name="standard">
      <style:graphic-properties draw:stroke="none" draw:fill="none" fo:min-height="1.023cm"/>
    </style:style>
    <style:style style:name="gr19" style:family="graphic" style:parent-style-name="standard">
      <style:graphic-properties draw:stroke="none" draw:fill="none" fo:min-height="1.222cm"/>
    </style:style>
    <style:style style:name="P1" style:family="paragraph">
      <style:paragraph-properties fo:text-align="center"/>
      <style:text-properties fo:font-family="Purisa" style:font-pitch="variable"/>
    </style:style>
    <style:style style:name="P2" style:family="paragraph">
      <style:paragraph-properties fo:text-align="center"/>
      <style:text-properties fo:font-family="Purisa" style:font-style-name="Regular" style:font-pitch="variable" fo:font-size="18pt" fo:font-weight="bold" style:font-size-asian="18pt" style:font-weight-asian="bold" style:font-size-complex="18pt" style:font-weight-complex="bold"/>
    </style:style>
    <style:style style:name="P3" style:family="paragraph">
      <style:paragraph-properties fo:text-align="center"/>
      <style:text-properties fo:font-family="Purisa" style:font-pitch="variable" fo:font-size="20pt" style:font-size-asian="20pt" style:font-size-complex="20pt"/>
    </style:style>
    <style:style style:name="P4" style:family="paragraph">
      <style:paragraph-properties fo:line-height="0.762cm" fo:text-align="center"/>
      <style:text-properties fo:font-family="Purisa" style:font-pitch="variable" fo:font-size="20pt" style:font-size-asian="20pt" style:font-size-complex="20pt"/>
    </style:style>
    <style:style style:name="P5" style:family="paragraph">
      <style:paragraph-properties fo:text-align="center"/>
      <style:text-properties fo:font-family="Purisa" style:font-pitch="variable" fo:font-size="20pt" fo:font-weight="bold" style:font-size-asian="20pt" style:font-weight-asian="bold" style:font-size-complex="20pt" style:font-weight-complex="bold"/>
    </style:style>
    <style:style style:name="P6" style:family="paragraph">
      <style:paragraph-properties fo:text-align="center"/>
      <style:text-properties fo:font-family="Purisa" style:font-pitch="variable" fo:font-weight="bold"/>
    </style:style>
    <style:style style:name="P7" style:family="paragraph">
      <style:paragraph-properties fo:text-align="center"/>
      <style:text-properties fo:font-family="Purisa" style:font-pitch="variable" fo:font-size="20pt" fo:font-weight="bold" style:font-size-asian="20pt" style:font-size-complex="20pt"/>
    </style:style>
    <style:style style:name="P8" style:family="paragraph">
      <style:paragraph-properties fo:text-align="center"/>
      <style:text-properties fo:font-family="Purisa" style:font-pitch="variable" fo:font-size="18pt" fo:font-weight="bold" style:font-size-asian="18pt" style:font-size-complex="18pt"/>
    </style:style>
    <style:style style:name="P9" style:family="paragraph">
      <style:paragraph-properties fo:text-align="center"/>
      <style:text-properties fo:font-family="Purisa" style:font-pitch="variable" fo:font-weight="bold" style:font-weight-asian="bold" style:font-weight-complex="bold"/>
    </style:style>
    <style:style style:name="P10" style:family="paragraph">
      <style:paragraph-properties fo:text-align="start"/>
      <style:text-properties fo:font-family="Purisa" style:font-pitch="variable"/>
    </style:style>
    <style:style style:name="P11" style:family="paragraph">
      <style:paragraph-properties fo:text-align="center"/>
    </style:style>
    <style:style style:name="P12" style:family="paragraph">
      <style:paragraph-properties fo:line-height="0.61cm" fo:text-align="center"/>
      <style:text-properties fo:font-family="Purisa" style:font-pitch="variable" fo:font-size="16pt" fo:font-weight="bold" style:font-size-asian="16pt" style:font-size-complex="16pt"/>
    </style:style>
    <style:style style:name="P13" style:family="paragraph">
      <style:paragraph-properties fo:text-align="center"/>
      <style:text-properties fo:font-family="Purisa" style:font-pitch="variable" fo:font-size="18pt" fo:font-weight="bold" style:font-size-asian="18pt" style:font-size-complex="18pt"/>
    </style:style>
    <style:style style:name="P14" style:family="paragraph">
      <style:paragraph-properties fo:text-align="center"/>
      <style:text-properties fo:font-weight="bold" style:font-weight-asian="bold" style:font-weight-complex="bold"/>
    </style:style>
    <style:style style:name="P15" style:family="paragraph">
      <style:paragraph-properties fo:text-align="center"/>
      <style:text-properties fo:font-family="Purisa" style:font-pitch="variable" fo:font-size="20pt" fo:font-weight="bold" style:font-size-asian="20pt" style:font-size-complex="20pt"/>
    </style:style>
    <style:style style:name="T1" style:family="text">
      <style:text-properties fo:font-family="Purisa" style:font-style-name="Regular" style:font-pitch="variable" fo:font-size="18pt" fo:font-weight="bold" style:font-size-asian="18pt" style:font-weight-asian="bold" style:font-size-complex="18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ize="16pt" style:font-size-asian="16pt" style:font-size-complex="16pt"/>
    </style:style>
    <style:style style:name="T7" style:family="text">
      <style:text-properties fo:font-family="Purisa" style:font-pitch="variable" fo:font-weight="bold" style:font-weight-asian="bold" style:font-weight-complex="bold"/>
    </style:style>
    <style:style style:name="T8" style:family="text">
      <style:text-properties fo:font-family="Purisa" style:font-pitch="variable"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11.996cm" svg:height="14.335cm" svg:x="2.028cm" svg:y="9.828cm" svg:viewBox="0 0 11997 14336" svg:d="m75 91c380 43 752-72 1134-38 377 34 753-18 1134 74 366 89 751 25 1134-36 384-62 785 156 1174 189 442 39 830-25 1270 0 404 24 855-214 1260-189 389 23 782-19 1172 36 378 54 752-57 1134-36 376 21 756 20 1134 0 381-20 847-215 1134 36 282 248 22 752 0 1128-22 375-26 747 38 1127 62 369-22 753 0 1127 23 392-91 775-38 1165 51 378-35 736 0 1128 34 379 88 749 38 1127-51 385-28 776 0 1165 29 399 12 801 0 1202-11 376-98 749-76 1127 22 375 38 748 38 1128 0 378-7 752-38 1127-32 389-10 802 189 1127 359 586-440 532-718 488-398-62-809 30-1210 0-410-30-794 61-1209 0-386-56-783 25-1172 0-421-26-827 58-1247 38-393-19-774-94-1172-150-381-53-751-91-1134 0s-783 59-1172 38c-384-21-746 64-1134 0-382-64-741 65-1134 112-500 60-686-427-566-789 119-360 25-752 37-1127s11-750 38-1128c29-400-38-799-38-1202 0-379-15-755 38-1127 56-394-97-719-38-1127 54-377 26-748 38-1128 12-391 26-777 38-1165 12-375-30-754 38-1127s37-752 37-1127c0-389 15-779-37-1164-50-374-76-752-114-1128l-37-375-38-376v-114z">
          <text:p/>
        </draw:path>
        <draw:path draw:style-name="gr2" draw:text-style-name="P2" draw:layer="layout" svg:width="11.996cm" svg:height="14.29cm" svg:x="1.827cm" svg:y="9.827cm" svg:viewBox="0 0 11997 14291" svg:d="m75 90c380 44 752-71 1134-37 377 33 753-18 1134 74 366 89 751 25 1134-37 384-61 785 156 1174 190 442 38 830-26 1270 0 404 23 855-214 1260-190 389 24 782-18 1172 37 378 54 752-57 1134-37 376 21 756 20 1134 0 381-19 847-214 1134 37 282 247 22 749 0 1124-22 373-26 745 38 1124 62 367-22 750 0 1123 23 391-91 772-38 1162 51 376-35 733 0 1124 34 377 88 747 38 1123-51 384-28 774 0 1162 29 397 12 798 0 1198-11 374-98 746-76 1124 22 373 38 745 38 1123 0 378-7 751-38 1124-32 388-10 800 189 1124 359 584-440 530-718 487-398-63-809 29-1210 0-410-31-794 60-1209 0-386-57-783 24-1172 0-421-27-827 57-1247 37-393-19-774-94-1172-149-381-54-751-92-1134 0s-783 58-1172 37c-384-21-746 65-1134 0-382-63-741 66-1134 112-500 60-686-426-566-787 119-358 25-749 37-1123s11-748 38-1124c29-400-38-797-38-1198 0-379-15-753 38-1124 56-393-97-717-38-1124 54-375 26-745 38-1124 12-390 26-775 38-1161 12-375-30-752 38-1124s37-749 37-1124c0-387 15-776-37-1160-50-373-76-749-114-1124l-37-374-38-375v-113z">
          <text:p text:style-name="P2"><text:span text:style-name="T1">Web server</text:span></text:p>
        </draw:path>
        <draw:path draw:style-name="gr3" draw:text-style-name="P5" draw:layer="layout" svg:width="10.635cm" svg:height="11.975cm" svg:x="2.397cm" svg:y="11.31cm" svg:viewBox="0 0 10636 11976" svg:d="m224 81c380-44 751 27 1134 37 380 11 755 43 1134 37 390-7 783-140 1172-74 377 64 753 124 1134 148 376 24 759 39 1134 0 381-40 753-27 1134-74 375-47 761 42 1134-37 372-78 754-140 1134-111 377 28 810-82 1134 111 410 245-71 746 37 1148 100 372 53 766 38 1149-15 374 44 736 38 1111-6 374-45 741-76 1112s-60 742-113 1111-63 741-38 1111c27 408-145 784-113 1185 29 374-26 737-38 1112-12 373-38 740-38 1111 0 371-161 792 38 1112 410 659-406 423-643 445-389 35-780 102-1171 73-381-27-756 53-1134 75-380 21-757-66-1134-112-376-46-757 0-1134 0-379 0-758-6-1134 0-379 6-753 37-1134 37-394 0-782-24-1172-37-378-12-761-109-1134-36-837 162-141-495-151-741-15-372 102-741 114-1112 12-371-26-738-38-1111-13-395-197-750-76-1149 113-373-141-728-75-1111 63-371-66-738-38-1112 27-370-15-742 38-1111 52-369 107-740 113-1112s-5-735-76-1111c-69-365 0-742 0-1111 0-383 0-963 0-963z">
          <text:p text:style-name="P3"><text:span text:style-name="T2">RestMS</text:span></text:p>
          <text:p text:style-name="P4"><text:span text:style-name="T2">Service</text:span></text:p>
        </draw:path>
        <draw:custom-shape draw:style-name="gr4" draw:text-style-name="P6" draw:layer="layout" svg:width="10.795cm" svg:height="6.002cm" svg:x="2.234cm" svg:y="2.20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6" draw:layer="layout" svg:width="10.795cm" svg:height="6.002cm" svg:x="2.033cm" svg:y="2.202cm">
          <text:p text:style-name="P6"/>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6" draw:layer="layout" svg:width="5.08cm" svg:height="1.905cm" draw:transform="rotate (-0.0692895713053485) translate (5.28cm 4.22cm)">
          <text:p text:style-name="P6">WebApp</text:p>
          <draw:enhanced-geometry svg:viewBox="0 0 21600 21600" draw:mirror-horizontal="false" draw:mirror-vertical="false" draw:type="rectangle" draw:enhanced-path="M 0 0 L 21600 0 21600 21600 0 21600 0 0 Z N"/>
        </draw:custom-shape>
        <draw:custom-shape draw:style-name="gr6" draw:text-style-name="P7" draw:layer="layout" svg:width="1.905cm" svg:height="1.905cm" svg:x="5.121cm" svg:y="20.332cm">
          <text:p text:style-name="P7"><text:span text:style-name="T3">Pipe</text:span></text:p>
          <draw:enhanced-geometry svg:viewBox="0 0 21600 21600" draw:type="rectangle" draw:enhanced-path="M 0 0 L 21600 0 21600 21600 0 21600 0 0 Z N"/>
        </draw:custom-shape>
        <draw:custom-shape draw:style-name="gr6" draw:text-style-name="P7" draw:layer="layout" svg:width="1.905cm" svg:height="1.905cm" svg:x="8.44cm" svg:y="20.232cm">
          <text:p text:style-name="P7"><text:span text:style-name="T3">Pipe</text:span></text:p>
          <draw:enhanced-geometry svg:viewBox="0 0 21600 21600" draw:type="rectangle" draw:enhanced-path="M 0 0 L 21600 0 21600 21600 0 21600 0 0 Z N"/>
        </draw:custom-shape>
        <draw:frame draw:style-name="gr7" draw:text-style-name="P8" draw:layer="layout" svg:width="6.822cm" svg:height="2.293cm" draw:transform="rotate (0.110304808726021) translate (2.959cm 3.303cm)">
          <draw:text-box>
            <text:p text:style-name="P8"><text:span text:style-name="T4">Internet</text:span></text:p>
          </draw:text-box>
        </draw:frame>
        <draw:path draw:style-name="gr8" draw:text-style-name="P1" draw:layer="layout" svg:width="5.412cm" svg:height="1.811cm" svg:x="4.991cm" svg:y="4.351cm" svg:viewBox="0 0 5413 1812" svg:d="m217 37c248 16 385-30 636-37 263-7 530-4 794 0 272 4 543 32 817 41 282 10 561 21 842 21 296 0 592-2 890-21 263-16 545 78 794 0 448-139 261 294 289 435 42 211 90 423 96 641 6 220 172 606-241 620-280 11-517 60-793 41-258-17-514-34-770-41-248-7-499-13-746 0-265 14-532 32-794 0-255-31-513-8-769 0-251 8-519-44-746 41-385 145-357-220-337-393 26-221-67-440-96-661-28-216-114-423-72-641">
          <text:p/>
        </draw:path>
        <draw:custom-shape draw:style-name="gr9" draw:text-style-name="P6" draw:layer="layout" svg:width="1.905cm" svg:height="3.678cm" svg:x="5.844cm" svg:y="6.25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6" draw:layer="layout" svg:width="1.905cm" svg:height="5.134cm" svg:x="7.749cm" svg:y="6.25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style-name="gr11" draw:text-style-name="P1" draw:layer="layout" svg:width="0.699cm" svg:height="0.721cm" draw:transform="rotate (-0.143815130365492) translate (3.6073338667475cm 18.4186882437505cm)" svg:viewBox="0 0 700 722" svg:d="m0 36145c41-196 84-368 133-585 113-500 567 529 567 529">
          <text:p/>
        </draw:path>
        <draw:polyline draw:style-name="gr12" draw:text-style-name="P1" draw:layer="layout" svg:width="0.037cm" svg:height="0.68cm" svg:x="7.78cm" svg:y="16.815cm" svg:viewBox="0 0 38 681" draw:points="38,0 38,284 0,567 38,681">
          <text:p/>
        </draw:polyline>
        <draw:path draw:style-name="gr12" draw:text-style-name="P1" draw:layer="layout" svg:width="0.659cm" svg:height="0.771cm" svg:x="8.848cm" svg:y="19.017cm" svg:viewBox="0 0 660 772" svg:d="m0 0c153 12 320-27 456 126 123 138 210 456 204 646">
          <text:p/>
        </draw:path>
        <draw:path draw:style-name="gr12" draw:text-style-name="P1" draw:layer="layout" svg:width="0.528cm" svg:height="0.566cm" svg:x="5.89cm" svg:y="19.679cm" svg:viewBox="0 0 529 567" svg:d="m0 0c37 197 152 368 189 567l151-189 114-189 75-113">
          <text:p/>
        </draw:path>
        <draw:path draw:style-name="gr12" draw:text-style-name="P1" draw:layer="layout" svg:width="0.66cm" svg:height="0.407cm" svg:x="9.179cm" svg:y="19.679cm" svg:viewBox="0 0 661 408" svg:d="m0 19c181 63 197 595 472 302l95-189 94-132">
          <text:p/>
        </draw:path>
        <draw:path draw:style-name="gr13" draw:text-style-name="P9" draw:layer="layout" svg:width="2.627cm" svg:height="1.699cm" svg:x="6.475cm" svg:y="15.002cm" svg:viewBox="0 0 2628 1700" svg:d="m58 0c189 5 376 13 567 16 197 3 388 12 586 16 208 4 416-1 623 16 188 15 384-26 567 15 277 62 130 307 170 477 37 155-15 318 19 476 34 157-39 326 19 477 104 272-246 185-378 191-189 8-379-14-567 0-190 14-378 18-567 16-190-2-378-15-567-32-171-15-497 119-472-159 15-164 37-331 0-493-36-157-65-316-57-476 8-159-16-320 19-477z">
          <text:p text:style-name="P1"><text:span text:style-name="T5">Feed</text:span></text:p>
        </draw:path>
        <draw:path draw:style-name="gr8" draw:text-style-name="P10" draw:layer="layout" svg:width="2.249cm" svg:height="1.905cm" svg:x="4.949cm" svg:y="20.265cm" svg:viewBox="0 0 2250 1906" svg:d="m114 19c210 51 431 51 648 72 215 21 431-47 647-18 230 30 468-147 668-36 199 109 100 358 84 539-15 186-4 361 21 540 26 180-36 370 41 539 136 296-275 203-418 198-232-8-453 54-688 53-210 0-418-4-627 0-215 5-478-105-418-341 46-182 17-372-42-557-57-175-15-360-21-539v-180l21-180z">
          <text:p/>
        </draw:path>
        <draw:path draw:style-name="gr8" draw:text-style-name="P1" draw:layer="layout" svg:width="2.314cm" svg:height="1.948cm" svg:x="8.168cm" svg:y="20.222cm" svg:viewBox="0 0 2315 1949" svg:d="m73 0c228 39 459 5 689 36 215 29 428-28 647-18 213 10 440 52 646 0 392-99 219 233 237 359 26 176 0 359 0 538 0 185 41 374 0 556-37 164 99 452-259 448-222-3-447-15-668 0-230 16-464 49-689 18-200-28-520 81-538-216-11-180 8-360-22-538-31-186-12-368-65-556-49-175-61-357-43-538v-89z">
          <text:p/>
        </draw:path>
        <draw:path draw:style-name="gr12" draw:text-style-name="P1" draw:layer="layout" svg:width="0.643cm" svg:height="0.793cm" svg:x="6.098cm" svg:y="19.017cm" svg:viewBox="0 0 644 794" svg:d="m644 0c-163 20-322 100-449 227-131 131-203 353-195 567">
          <text:p/>
        </draw:path>
        <draw:path draw:style-name="gr11" draw:text-style-name="P1" draw:layer="layout" svg:width="0.039cm" svg:height="1.731cm" svg:x="7.684cm" svg:y="12.967cm" svg:viewBox="0 0 40 1732" svg:d="m40 0c2 218 0 437 0 658 0 218 2 438 0 658l-40 219 40 197">
          <text:p/>
        </draw:path>
        <draw:path draw:style-name="gr11" draw:text-style-name="P1" draw:layer="layout" svg:width="0.452cm" svg:height="0.68cm" svg:x="7.327cm" svg:y="14.037cm" svg:viewBox="0 0 453 681" svg:d="m0 0c124 189 212 405 378 567l75 114">
          <text:p/>
        </draw:path>
        <draw:path draw:style-name="gr11" draw:text-style-name="P1" draw:layer="layout" svg:width="0.528cm" svg:height="0.774cm" svg:x="7.685cm" svg:y="13.943cm" svg:viewBox="0 0 529 775" svg:d="m529 0c-133 176-249 366-340 567l-151 189-38 19">
          <text:p/>
        </draw:path>
        <draw:path draw:style-name="gr11" draw:text-style-name="P1" draw:layer="layout" svg:width="0.625cm" svg:height="0.767cm" svg:x="11.127cm" svg:y="19.169cm" svg:viewBox="0 0 626 768" svg:d="m0 623c85-182 157-279 206-496 113-500 420 641 420 641">
          <text:p/>
        </draw:path>
        <draw:g>
          <draw:path draw:style-name="gr14" draw:text-style-name="P11" draw:layer="layout" svg:width="0.748cm" svg:height="2.176cm" svg:x="10.006cm" svg:y="14.969cm" svg:viewBox="0 0 749 2177" svg:d="m0 13c220 32 594-98 661 97 91 267-624 145-617 371 7 213 593-113 661 78 100 282-603 216-617 507-10 199 885 112 375 292-551 195 186 216 220 312l66 196-22 194-22 117">
            <text:p/>
          </draw:path>
          <draw:path draw:style-name="gr14" draw:text-style-name="P11" draw:layer="layout" svg:width="0.704cm" svg:height="0.396cm" svg:x="10.381cm" svg:y="16.971cm" svg:viewBox="0 0 705 397" svg:d="m0 0c131 118 274 649 529 253l176-195v-19">
            <text:p/>
          </draw:path>
        </draw:g>
        <draw:frame draw:style-name="gr15" draw:text-style-name="P12" draw:layer="layout" svg:width="4.524cm" svg:height="1.658cm" svg:x="8.155cm" svg:y="13.632cm">
          <draw:text-box>
            <text:p text:style-name="P12"><text:span text:style-name="T6">queuing happens</text:span></text:p>
          </draw:text-box>
        </draw:frame>
        <draw:frame draw:style-name="gr16" draw:text-style-name="P13" draw:layer="layout" svg:width="3.612cm" svg:height="1.391cm" svg:x="5.913cm" svg:y="11.957cm">
          <draw:text-box>
            <text:p text:style-name="P13"><text:span text:style-name="T4">POST</text:span></text:p>
          </draw:text-box>
        </draw:frame>
        <draw:path draw:style-name="gr17" draw:text-style-name="P9" draw:layer="layout" svg:width="2.627cm" svg:height="1.454cm" svg:x="6.54cm" svg:y="17.575cm" svg:viewBox="0 0 2628 1455" svg:d="m1165 48c-113 28-225 6-339 34-110 28-227 26-339 36-120 10-241 60-328 152-88 93-154 225-158 361-3 120-5 250 63 362 71 116 163 228 286 280 105 44 214 100 328 104 110 5 215 53 328 36 105-17 211 27 318 23 110-5 219 35 328 12s220-26 328-58c122-37 233-110 349-164 120-55 216-163 254-292 35-117 31-241 42-361 12-126-17-272-137-339-106-58-206-136-318-175-105-36-219-33-328-34-110-1-218-18-328-24-118-7-220 43-328 70l-116 59-106 58v0">
          <text:p text:style-name="P14"><text:span text:style-name="T7">Join</text:span></text:p>
        </draw:path>
        <draw:frame draw:style-name="gr16" draw:text-style-name="P15" draw:layer="layout" svg:width="7.023cm" svg:height="1.391cm" svg:x="1cm" svg:y="1cm">
          <draw:text-box>
            <text:p text:style-name="P15"><text:span text:style-name="T3">RestMS is...</text:span></text:p>
          </draw:text-box>
        </draw:frame>
        <draw:frame draw:style-name="gr18" draw:text-style-name="P11" draw:layer="layout" svg:width="4.57cm" svg:height="1.273cm" draw:transform="rotate (0.229161730786812) translate (9.093cm 8.66cm)">
          <draw:text-box>
            <text:p text:style-name="P11"><text:span text:style-name="T8">XML/JSON</text:span></text:p>
          </draw:text-box>
        </draw:frame>
        <draw:frame draw:style-name="gr18" draw:text-style-name="P11" draw:layer="layout" svg:width="2.619cm" svg:height="1.273cm" draw:transform="rotate (0.167028009415826) translate (3.262cm 8.399cm)">
          <draw:text-box>
            <text:p text:style-name="P11"><text:span text:style-name="T8">HTTP</text:span></text:p>
          </draw:text-box>
        </draw:frame>
        <draw:frame draw:style-name="gr19" draw:text-style-name="P12" draw:layer="layout" svg:width="2.877cm" svg:height="1.472cm" draw:transform="rotate (0.100007366139256) translate (2.729cm 16.994cm)">
          <draw:text-box>
            <text:p text:style-name="P12"><text:span text:style-name="T6">deliver</text:span></text:p>
            <text:p text:style-name="P12"><text:span text:style-name="T6">stuff</text:span></text:p>
          </draw:text-box>
        </draw:frame>
        <draw:path draw:style-name="gr11" draw:text-style-name="P11" draw:layer="layout" svg:width="1.02cm" svg:height="2.171cm" svg:x="3.809cm" svg:y="19.184cm" svg:viewBox="0 0 1021 2172" svg:d="m1021 2117c-288 15-624 169-869-114-258-297-101-754-140-1134l28-378v-378-113">
          <text:p/>
        </draw:path>
        <draw:path draw:style-name="gr11" draw:text-style-name="P11" draw:layer="layout" svg:width="0.774cm" svg:height="1.294cm" svg:x="10.708cm" svg:y="19.997cm" svg:viewBox="0 0 775 1295" svg:d="m0 1266c189-7 404 80 567-19 170-103 216-350 207-567-8-197-49-379-75-567v-113">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04T18:36:38</meta:creation-date>
    <dc:date>2009-05-05T17:37:38</dc:date>
    <meta:editing-duration>PT07H30M10S</meta:editing-duration>
    <meta:editing-cycles>4</meta:editing-cycles>
    <meta:generator>OpenOffice.org/3.0$Unix OpenOffice.org_project/300m15$Build-9379</meta:generator>
    <meta:document-statistic meta:object-count="37"/>
    <meta:user-defined meta:name="Info 1"/>
    <meta:user-defined meta:name="Info 2"/>
    <meta:user-defined meta:name="Info 3"/>
    <meta:user-defined meta:name="Info 4"/>
  </office:meta>
</office:document-meta>
</file>